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aa2" officeooo:paragraph-rsid="000f8aa2"/>
    </style:style>
    <style:style style:name="P2" style:family="paragraph" style:parent-style-name="Standard">
      <style:text-properties officeooo:rsid="001648a7" officeooo:paragraph-rsid="001648a7"/>
    </style:style>
    <style:style style:name="P3" style:family="paragraph" style:parent-style-name="Standard">
      <style:text-properties officeooo:rsid="001af981" officeooo:paragraph-rsid="001af981"/>
    </style:style>
    <style:style style:name="P4" style:family="paragraph" style:parent-style-name="Standard">
      <style:text-properties officeooo:rsid="001cbdee" officeooo:paragraph-rsid="001cbdee"/>
    </style:style>
    <style:style style:name="P5" style:family="paragraph" style:parent-style-name="Standard">
      <style:text-properties officeooo:rsid="000f8aa2" officeooo:paragraph-rsid="000f8aa2"/>
    </style:style>
    <style:style style:name="T1" style:family="text">
      <style:text-properties officeooo:rsid="00100b1c"/>
    </style:style>
    <style:style style:name="T2" style:family="text">
      <style:text-properties officeooo:rsid="001204f5"/>
    </style:style>
    <style:style style:name="T3" style:family="text">
      <style:text-properties officeooo:rsid="001218b7"/>
    </style:style>
    <style:style style:name="T4" style:family="text">
      <style:text-properties officeooo:rsid="001383b3"/>
    </style:style>
    <style:style style:name="T5" style:family="text">
      <style:text-properties officeooo:rsid="00153873"/>
    </style:style>
    <style:style style:name="T6" style:family="text">
      <style:text-properties officeooo:rsid="001821ac"/>
    </style:style>
    <style:style style:name="T7" style:family="text">
      <style:text-properties officeooo:rsid="001af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ssenschaftstheorie</text:p>
      <text:p text:style-name="P1">---------------------------Einführung in Wissenschaft und Forschung-----------------------------------------</text:p>
      <text:p text:style-name="P1">→ Fallbeispiel: Beobachten, Nachdenken, Schlussfolgern </text:p>
      <text:p text:style-name="P1"><text:tab/>→ <text:span text:style-name="T1">Wissenschaft Definition: Durch systematische Forschungsarbeit wird Wissen generiert,</text:span></text:p>
      <text:p text:style-name="P1"><text:tab/><text:tab/><text:span text:style-name="T1">dass als gesichert angenommen wird.</text:span></text:p>
      <text:p text:style-name="P1"><text:tab/>→<text:span text:style-name="T2"> Ob etwas als wahr angenommen wird, hängt mit den Grundannahmen zusammen,</text:span></text:p>
      <text:p text:style-name="P1"><text:tab/><text:tab/><text:span text:style-name="T2">auf denen unsere Weltsicht basiert.</text:span></text:p>
      <text:p text:style-name="P1"><text:tab/><text:tab/>→<text:span text:style-name="T2"> Beispiel: Stammesältester sagt Seelen steigen auf (seine Grundannahme der </text:span></text:p>
      <text:p text:style-name="P1"><text:tab/><text:tab/><text:tab/><text:span text:style-name="T2">Weltsicht ist, dass alle Menschen Seelen besitzen).</text:span></text:p>
      <text:p text:style-name="P1"><text:tab/><text:tab/>→<text:span text:style-name="T3"> Durch wissenschaftliche Forschung generiertes Wissen wird erst als wahr </text:span></text:p>
      <text:p text:style-name="P1"><text:tab/><text:tab/><text:tab/><text:span text:style-name="T3">angesehen, wenn man die Grundannahmen der Forscher teilt (Raum und Zeit</text:span></text:p>
      <text:p text:style-name="P1"><text:tab/><text:tab/><text:tab/><text:span text:style-name="T3">sind eins, sei die Grundannahme, dann ist das Wissen: Wird der Raum </text:span></text:p>
      <text:p text:style-name="P1"><text:tab/><text:tab/><text:tab/><text:span text:style-name="T3">gekrümmt, krümmt sich auch die Zeit mit).</text:span></text:p>
      <text:p text:style-name="P1"><text:tab/><text:tab/><text:tab/>→<text:span text:style-name="T3"> Ist man mit der Grundannahme anderer Meinung, entstehen neue </text:span></text:p>
      <text:p text:style-name="P1"><text:tab/><text:tab/><text:tab/><text:tab/><text:span text:style-name="T4">Forschungsansätze.</text:span></text:p>
      <text:p text:style-name="P1"><text:tab/>→<text:span text:style-name="T6"> Um Ergebnisse Nachvollziehen und Einordnen zu können, muss man die </text:span></text:p>
      <text:p text:style-name="P1"><text:tab/><text:tab/><text:span text:style-name="T6">Grundannahme Kennen.</text:span></text:p>
      <text:p text:style-name="P1"><text:tab/>→<text:span text:style-name="T5"> Forschung dient auch dazu, um zukünftige Entwicklungen abschätzen zu können.</text:span></text:p>
      <text:p text:style-name="P1"/>
      <text:p text:style-name="P2"/>
      <text:p text:style-name="P2">→<text:span text:style-name="T7"> Ergebnisse Quantitativer Forschung können in Zahlen ausgedrückt werden.</text:span></text:p>
      <text:p text:style-name="P2">→<text:span text:style-name="T7"> Interpretation der Ergebnisse stehen im Vordergrund.</text:span></text:p>
      <text:p text:style-name="P4">→ Quantitative Fragen finden sich im Positivismus bzw. in der Methodik wieder. </text:p>
      <text:p text:style-name="P4"><text:tab/>Der Mensch kann eine wahre Aussage über Dinge in der Wirklichkeit machen (Ontologie), Eine</text:p>
      <text:p text:style-name="P4"><text:tab/>Aussage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5:29:34.344867195</meta:creation-date>
    <meta:generator>LibreOffice/6.0.7.3$Linux_X86_64 LibreOffice_project/00m0$Build-3</meta:generator>
    <dc:date>2019-11-27T17:15:06.657184507</dc:date>
    <meta:editing-duration>PT2H19M6S</meta:editing-duration>
    <meta:editing-cycles>11</meta:editing-cycles>
    <meta:document-statistic meta:table-count="0" meta:image-count="0" meta:object-count="0" meta:page-count="1" meta:paragraph-count="23" meta:word-count="178" meta:character-count="1381" meta:non-whitespace-character-count="1184"/>
  </office:meta>
</office:document-meta>
</file>